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2" style:family="paragraph" style:parent-style-name="Standard">
      <style:paragraph-properties fo:margin-top="0cm" fo:margin-bottom="0cm" loext:contextual-spacing="false" fo:line-height="10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margin-top="0cm" fo:margin-bottom="0cm" loext:contextual-spacing="false" fo:line-height="100%" fo:text-align="justify" style:justify-single-word="false" fo:break-before="auto" fo:break-after="auto" style:writing-mode="lr-tb"/>
      <style:text-properties fo:color="#252525" fo:background-color="#ffffff"/>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loext:contextual-spacing="false" fo:line-height="100%" fo:text-align="justify" style:justify-single-word="false" fo:text-indent="1.249cm" style:auto-text-indent="false" fo:break-before="auto" fo:break-after="auto" style:writing-mode="lr-tb"/>
    </style:style>
    <style:style style:name="P6" style:family="paragraph" style:parent-style-name="Standard" style:master-page-name="Standard">
      <style:paragraph-properties fo:margin-top="0cm" fo:margin-bottom="0cm" loext:contextual-spacing="false" fo:line-height="100%" fo:text-align="justify" style:justify-single-word="false" style:page-number="auto" fo:break-before="auto" fo:break-after="auto" style:writing-mode="lr-tb"/>
    </style:style>
    <style:style style:name="P7" style:family="paragraph" style:parent-style-name="Standard">
      <style:paragraph-properties fo:margin-top="0cm" fo:margin-bottom="0cm" loext:contextual-spacing="false" fo:line-height="100%" fo:text-align="justify" style:justify-single-word="false"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4"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6" style:family="text">
      <style:text-properties fo:color="#252525"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szystkie błędy finału IV sezonu</text:span></text:p>
      <text:p text:style-name="P1"/>
      <text:p text:style-name="P4"><text:span text:style-name="T1">No dobra, może nie wszystkie, bo nie sposób </text:span><text:span text:style-name="T2">ich wychwycić za pierwszym podejściem</text:span><text:span text:style-name="T1">. Jednak postaram się wypisać wszystko, z czym kłóci się moje wewnętrzne poczucie logiki i ewentualnie dobrego smaku. Równocześnie zastrzegam sobie, że niektóre rzeczy mogą okazać się nieco mylne. To, co ja uważam za błąd, ktoś inny może uznać za świetne rozwiązanie. Cóż,</text:span><text:span text:style-name="T2"> być może</text:span><text:span text:style-name="T1"> wyniknie z tego miła polemika.</text:span></text:p>
      <text:p text:style-name="P1"/>
      <text:p text:style-name="P1"><text:span text:style-name="T1">Artykuł jest wycelowany </text:span><text:span text:style-name="T2">w</text:span><text:span text:style-name="T1"> Jarwin</text:span><text:span text:style-name="T2">a</text:span><text:span text:style-name="T1"> (Irwin</text:span><text:span text:style-name="T2">a</text:span><text:span text:style-name="T1">) i ma zadanie zmasakrować jego nieakceptowalne przez Majestat Logiki poglądy. Liczę, że Jarwin wygłosi samokrytykę partyjną i złoży mandat.</text:span></text:p>
      <text:p text:style-name="P1"/>
      <text:p text:style-name="P1"><text:span text:style-name="T3">Aha! Doskonale wiem, że to kreskówka dla dziewczynek, w której nie wszystko musi być logiczne. Skoro już to sobie wyjaśniliśmy, to możemy ponarzekać.</text:span></text:p>
      <text:p text:style-name="P1"/>
      <text:p text:style-name="P1"><text:span text:style-name="T1">Kolejność dość przypadkowa.</text:span></text:p>
      <text:p text:style-name="P1"/>
      <text:p text:style-name="P1"><text:span text:style-name="T5">Problem pierwszy:</text:span><text:span text:style-name="T1"> Tirek nie wie o czwartej księżniczce, na czym opiera się plan Celestii.</text:span></text:p>
      <text:p text:style-name="P7"><text:tab/></text:p>
      <text:p text:style-name="P7">[01]</text:p>
      <text:p text:style-name="P1"/>
      <text:p text:style-name="P1"><text:span text:style-name="T1">To skrajna naiwność. Pomijam już oczywisty witraż, gdzie twórcy jakby publicznie się przyznali do błędu i obnażyli nielogiczność tego założenia. Skoro Celestia wie, że potwór grasuje po Equestrii od pewnego czasu, to byłoby głupotą sądzić, że nikt, ale to nikt mu nie powie, że w Canterlocie jakiś czas temu odbyła się wielka gala z laserami, na której zaprezentowano światu nową księżniczkę. Co więcej, ta nieznana nikomu postać rozstrzygała spory, brała udział w igrzyskach i nawet uratowała świat przed pnączami!</text:span></text:p>
      <text:p text:style-name="P2"/>
      <text:p text:style-name="P1"><text:span text:style-name="T1">Tirek ją niemalże spotkał w odcinku </text:span><text:span text:style-name="T3">Castle</text:span><text:span text:style-name="T4"> </text:span><text:span text:style-name="T3">Mane</text:span><text:span text:style-name="T4">-</text:span><text:span text:style-name="T3">ia</text:span><text:span text:style-name="T1">. Pony of Shadows to przecież właśnie on. Nie zauważył skrzydeł na grzbiecie Twilight?</text:span></text:p>
      <text:p text:style-name="P2"/>
      <text:p text:style-name="P1"><text:span text:style-name="T1">OK, załóżmy, że był głupcem i zupełnie to zignorował. Jednak skąd w takim razie dowiedział się o Cad</text:span><text:span text:style-name="T2">e</text:span><text:span text:style-name="T1">nce? Przecież ona też urodziła się niedawno i nie istniała w czasach, kiedy Tirek cieszył się wolnością i próbował wykraść magię!</text:span></text:p>
      <text:p text:style-name="P1"/>
      <text:p text:style-name="P1"><text:span text:style-name="T5">Problem drugi:</text:span><text:span text:style-name="T1"> Celestia nakazuje Twilight ukryć się wraz z całą alicornią magią.</text:span></text:p>
      <text:p text:style-name="P7"><text:tab/></text:p>
      <text:p text:style-name="P1"><text:span text:style-name="T1">Po co? Czyżby sądziła, że ultrapotężny po wyssaniu całej Equestrii Tirek nie znajdzie pewnego nietypowego kucyka w kolorowym Ponyville? A może Twilight miała wyemigrować na pustynię i zostać emirem? W grę wchodziłoby wrzucenie pierścienia do ognia Góry Przeznaczenia, ale Twilight mogłaby tego nie przeżyć...</text:span></text:p>
      <text:p text:style-name="P2"/>
      <text:p text:style-name="P1"><text:span text:style-name="T1">Żartuję oczywiście z tym pierścieniem. Przecież chodziło o to, aby Twilight pokonała Tireka... a może jednak nie? W końcu udało się to „ledwo co” i Twilight wcale nie miała zagwarantowanego zwycięstwa, jak przy Discordzie lub w Kryształowym Imperium, gdzie Celestia mogła być pewna, że moc Magii Przyjaźni (i Elementów Harmonii) pokona wszystko.</text:span></text:p>
      <text:p text:style-name="P1"/>
      <text:p text:style-name="P1"><text:span text:style-name="T5">Problem trzeci:</text:span><text:span text:style-name="T1"> Twilight oddaje moc Tirekowi i ma nadzieję, że ten zostawi ją w spokoju, aby mogła sobie użyć skrzyneczki.</text:span></text:p>
      <text:p text:style-name="P1"/>
      <text:p text:style-name="P1"><text:soft-page-break/><text:span text:style-name="T1">Nawiązuję tutaj do punktu drugiego. Celestia wiele ryzykowała, zdając się na swoją podopieczną. Przecież Tirek mógł blefować i po zdobyciu alicorniej magii z powrotem wszystkich uwięzić!</text:span></text:p>
      <text:p text:style-name="P1"><text:span text:style-name="T1">Albo zjeść...</text:span></text:p>
      <text:p text:style-name="P1"/>
      <text:p text:style-name="P1"><text:span text:style-name="T5">Problem czwarty:</text:span><text:span text:style-name="T1"> Celestia uznaje, że skoro Twilight jest reprezentantką Elementu Magii, to ona powinna zgromadzić alicornią moc.</text:span></text:p>
      <text:p text:style-name="P7"><text:tab/></text:p>
      <text:p text:style-name="P1"><text:span text:style-name="T1">Ponownie powstaje pytanie: po co? Czemu akurat wzięli najmniej doświadczoną czarodziejkę? Jak widzieliśmy, ta magia ją nieco przerastała. Wydawałoby się, że ktoś tak stary i doświadczony jak Celestia lepiej poradziłby sobie z ujarzmieniem mocy. Mógłby wręcz stawić czoła Tirekowi i go unicestwić, a nie mieć nadzieję, że widoczny pod koniec odcinka impas dobrze się skończy.</text:span></text:p>
      <text:p text:style-name="P2"/>
      <text:p text:style-name="P1"><text:span text:style-name="T1">No i Tirek, mając u swoich kopyt bezbronną Celestię, mógł ją nieco ostrzej potraktować, a nawet uśmiercić.</text:span></text:p>
      <text:p text:style-name="P1"/>
      <text:p text:style-name="P1"><text:span text:style-name="T5">Problem piąty:</text:span><text:span text:style-name="T1"> „Niech Discord pokona Tireka”.</text:span></text:p>
      <text:p text:style-name="P1"/>
      <text:p text:style-name="P1"><text:span text:style-name="T1">Moje pytanie brzmi: czy na serio mały i słaby jeszcze Tirek byłyby nieuchwytny dla w pełni silnej Celestii? A może bała się wyssania? Przecież wystarczyłoby rzucić na niego magiczną bańkę lub po prostu trzasnąć go czymś ciężkim!</text:span></text:p>
      <text:p text:style-name="P2"/>
      <text:p text:style-name="P1"><text:span text:style-name="T1">Pytanie numer dwa: czemu Discord? Nieraz udowadniał jak bardzo jest wątpliwym sojusznikiem. Bo obiecał być przyjacielem dla Fluttershy? Błagam... </text:span></text:p>
      <text:p text:style-name="P2"/>
      <text:p text:style-name="P1"><text:span text:style-name="T1">Po prostu twórcy potrzebowali pretekstu, aby Discord zdradził, potem sam został zdradzony i się nawrócił. Nie wiedzieli jednak jak to zrobić, więc wymyślili coś takiego.</text:span></text:p>
      <text:p text:style-name="P1"/>
      <text:p text:style-name="P1"><text:span text:style-name="T5">Problem szósty:</text:span><text:span text:style-name="T1"> bezbronność Equestrii wobec Tireka.</text:span></text:p>
      <text:p text:style-name="P7"><text:tab/></text:p>
      <text:p text:style-name="P1"><text:span text:style-name="T1">Tirek bez żadnych barier grasuje </text:span><text:span text:style-name="T2">sobie</text:span><text:span text:style-name="T1"> po Equestrii i wysysa kucyki. Celestia o tym wie od pewnego czasu i wysyła do walki Discorda. Ale czemu nikt, jak państwo długie i szerokie, nie strzelił go z łuku, nie rzucił włócznią? Szczególnie w okresie, kiedy był słaby! Potem Shining Armor i całe wojsko po prostu odpuściło. Shiny próbował pokonać go zaklęciem</text:span><text:span text:style-name="T2"> </text:span><text:span text:style-name="T1">(!), zamiast nadziać na grot włóczni. Zaręczam, że bolałoby. Żadne pegazy, żadne kuce ziemskie... nikt, widząc taki horror, nie był w stanie chociażby uciec lub czegoś zorganizować. Potwierdzałoby to teorię spiskową, że kucyki jako gatunek są wyjątkowo niebitne, bierne i faktycznie nie umieją porządnie zabijać.</text:span></text:p>
      <text:p text:style-name="P1"/>
      <text:p text:style-name="P1"><text:span text:style-name="T1">Zatem... po co im te siły zbrojne?</text:span></text:p>
      <text:p text:style-name="P1"/>
      <text:p text:style-name="P1"><text:span text:style-name="T5">Problem siódmy:</text:span><text:span text:style-name="T1"> to wszystko był plan Celestii i Discorda.</text:span></text:p>
      <text:p text:style-name="P1"/>
      <text:p text:style-name="P1"><text:span text:style-name="T1">Mam spore wątpliwości, czy faktycznie to były ich plany. Tutaj od razu mówię, że nie mogę tego odrzucić z całą pewnością.</text:span></text:p>
      <text:p text:style-name="P2"/>
      <text:p text:style-name="P1"><text:span text:style-name="T1">Jednak zauważmy, że jest parę newralgicznych punktów, gdzie wypadki potoczyły się zbyt losowo, aby uznać, że któraś z postaci mogła to strict</text:span><text:span text:style-name="T2">e</text:span><text:span text:style-name="T1"> przewidzieć. Są to:</text:span></text:p>
      <text:p text:style-name="P3"/>
      <text:p text:style-name="P1"><text:soft-page-break/><text:span text:style-name="T6">– </text:span><text:span text:style-name="T1">Tirek uwalnia Mane 6 + Discorda i odchodzi (niszczy drzewa, musi ich soczyście nienawidzić!);</text:span></text:p>
      <text:p text:style-name="P1"><text:span text:style-name="T6">– </text:span><text:span text:style-name="T1">Twilight dała radę poprzez teleportację uniknąć wysysania (jeśli Celestia by o tym wiedziała, to sama by mogła</text:span><text:span text:style-name="T2"> tego unikać</text:span><text:span text:style-name="T1">);</text:span></text:p>
      <text:p text:style-name="P1"><text:span text:style-name="T6">– </text:span><text:span text:style-name="T1">Discord zdradził i od początku mógł to zrobić;</text:span></text:p>
      <text:p text:style-name="P1"><text:span text:style-name="T6">– </text:span><text:span text:style-name="T1">Discord dał się oszukać i nie sądzę, aby był to element jego planu. Przecież mógł już nigdy nie odzyskać mocy;</text:span></text:p>
      <text:p text:style-name="P1"><text:span text:style-name="T6">– </text:span><text:span text:style-name="T2">W</text:span><text:span text:style-name="T1">szystkie postacie po utracie mocy mogły zginąć z rąk Tireka. Ryzyko było zbyt wielkie, aby zwalić to na plan;</text:span></text:p>
      <text:p text:style-name="P1"><text:span text:style-name="T6">– </text:span><text:span text:style-name="T1">Twilight wcale nie musiała zrozumieć powagi sytuacji i odnaleźć swojego klucza;</text:span></text:p>
      <text:p text:style-name="P1"><text:span text:style-name="T6">– </text:span><text:span text:style-name="T2">N</text:span><text:span text:style-name="T1">awet jeśli założymy, że Celestia wiedziała, co jest w skrzynce (a czy na pewno wiedziała?), to nie mogła mieć pewności, że Tirek to zignoruje.</text:span></text:p>
      <text:p text:style-name="P1"/>
      <text:p text:style-name="P7">[03]</text:p>
      <text:p text:style-name="P1"/>
      <text:p text:style-name="P1"><text:span text:style-name="T1">Jedyny argument za tym, że to był plan, to sugestia Discorda, aby dziewczyny skupiły się na pamiętniku. Mówię tutaj też o zakładkach. Można to jednak wytłumaczyć w sposób następujący: Discord jako Chaos lubił sobie podwyższać poziom trudności, dając przeciwnikowi pewne szanse. Przypomnijmy sobie labirynt. Co więcej, jego chaotyczna natura wbrew jego osobistemu interesowi każe mu postępować nielogicznie. To ma sens.</text:span></text:p>
      <text:p text:style-name="P2"/>
      <text:p text:style-name="P4"><text:span text:style-name="T1">Nie zmienia to jednak faktu, że ostateczny rozrachunek świadczy o tym, że tutaj jest zbyt dużo przypadków jak na plan.</text:span></text:p>
      <text:p text:style-name="P1"/>
      <text:p text:style-name="P1"><text:span text:style-name="T1">No, chyba że to jakiś wyjątkowo kiepski spisek.</text:span></text:p>
      <text:p text:style-name="P1"/>
      <text:p text:style-name="P1"><text:span text:style-name="T5">Problem ósmy:</text:span><text:span text:style-name="T1"> Discord dał się oszukać Tirekowi.</text:span></text:p>
      <text:p text:style-name="P1"/>
      <text:p text:style-name="P1"><text:span text:style-name="T1">Jeśli uznamy, że Discord jest głupcem lub ma mentalność dziecka, to OK, wszystko jest wyjaśnione. Osobiście jednak sądzę, że jedynie jego poczucie humoru jest dziecinne, a odcinki </text:span><text:span text:style-name="T3">Powrót do Harmonii 1 i 2</text:span><text:span text:style-name="T1">/</text:span><text:span text:style-name="T3">Return to the Harmony 1 &amp; 2</text:span><text:span text:style-name="T1"> jednoznacznie wskazują, że może być geniuszem zła. Skoro tak, to czemu, będąc starym spiskowcem, dał się wrobić takiemu prymitywowi jak Tirek?</text:span></text:p>
      <text:p text:style-name="P2"/>
      <text:p text:style-name="P1"><text:span text:style-name="T1">Nie stawił nawet oporu!</text:span></text:p>
      <text:p text:style-name="P1"/>
      <text:p text:style-name="P1"><text:span text:style-name="T5">Problem dziewiąty:</text:span><text:span text:style-name="T1"> pegazy latają za pomocą magii i talenty wszystkich ras wynikają właśnie z niej.</text:span></text:p>
      <text:p text:style-name="P1"/>
      <text:p text:style-name="P7">[02]</text:p>
      <text:p text:style-name="P1"/>
      <text:p text:style-name="P1"><text:span text:style-name="T1">To kolejny punkt, </text:span><text:span text:style-name="T2">nad</text:span><text:span text:style-name="T1"> którym dyskusje wciąż trwają i istnieje ryzyko, że będę musiał zweryfikować swoje poglądy. W każdym razie jestem przeciwny odkryciu ostatniego odcink</text:span><text:span text:style-name="T2">a</text:span><text:span text:style-name="T1">, wedle którego wynikało, że latanie pegazów to magia. Argumenty, że wynika to z przyczyn fizycznych można schować do kieszeni, bo w serialu fizyka nie obowiązuje.</text:span></text:p>
      <text:p text:style-name="P2"/>
      <text:p text:style-name="P1"><text:span text:style-name="T1">Zgadzam się, że każdy kucyk niezależnie od rasy ma swoje magiczne ego. Stąd biorą się znaczki, stąd pojedyncze osobniki operują w pewnych sferach magicznych (spojrzenie Fluttershy, Ponaddźwiękowe Bum itd.). Można pod to podciągnąć chodzenie po chmurach, kontrolę nad pogodą. Można nawet ten wyjątkowy kontakt z naturą i talent do uprawiania ziemi.</text:span></text:p>
      <text:p text:style-name="P2"><text:soft-page-break/></text:p>
      <text:p text:style-name="P1"><text:span text:style-name="T1">Ale czy na serio latanie też? Rainbow Dash setki razy podkreślała, że tutaj chodzi o sprawność fizyczną!</text:span></text:p>
      <text:p text:style-name="P2"/>
      <text:p text:style-name="P1"><text:span text:style-name="T1">Natomiast przy kucykach ziemskich to już zupełnie niczego nie rozumiem. Miło, że w końcu oficjalnie przyznano, że ziemniaki są silniejsze (tyle fanfików stało się kanonicznymi &lt;śmiech&gt;), ale że ich siła wynika z magicznego talentu? A więc Big Mac i Applejack nie są tacy OP, bo całe życie </text:span><text:span text:style-name="T2">ciężko </text:span><text:span text:style-name="T1">pracowali z pługiem za ogonem?!</text:span></text:p>
      <text:p text:style-name="P2"/>
      <text:p text:style-name="P1"><text:span text:style-name="T1">Daję trzy razy „nie”.</text:span></text:p>
      <text:p text:style-name="P2"/>
      <text:p text:style-name="P1"><text:span text:style-name="T1">Wiele osób się ze mną nie zgodzi, jednak póki co w serialu nie było innych jasnych wskazówek, że siła ziemniaków i lot sam w sobie jest efektem magii. Mogą być wspomagane przez jakieś paranormalne zdolności, stąd tęczowa smuga za Rainbow</text:span><text:span text:style-name="T2"> lub </text:span><text:span text:style-name="T1">grzmoty u Wonderboltsów. Ale samo oderwanie się od ziemi? Samo ciągnięcie pługa?</text:span></text:p>
      <text:p text:style-name="P2"/>
      <text:p text:style-name="P1"><text:span text:style-name="T1">Nein, nein, nein!</text:span></text:p>
      <text:p text:style-name="P1"/>
      <text:p text:style-name="P7">[04]</text:p>
      <text:p text:style-name="P1"/>
      <text:p text:style-name="P1"><text:span text:style-name="T5">Problem dziesiąty: </text:span><text:span text:style-name="T1">w krótkim czasie wyssano całą Equestrię.</text:span></text:p>
      <text:p text:style-name="P7"><text:tab/></text:p>
      <text:p text:style-name="P1"><text:span text:style-name="T1">Nawet z pomocą Discorda wydaje się być to nieprawdopodobne. Equestria jest chyba większa od Lu</text:span><text:span text:style-name="T2">ks</text:span><text:span text:style-name="T1">emburga, co nie?</text:span></text:p>
      <text:p text:style-name="P1"/>
      <text:p text:style-name="P1"><text:span text:style-name="T1">A co z tymi wszystkimi innymi magicznymi istotami i potworami? One też zostały wyssane?</text:span></text:p>
      <text:p text:style-name="P1"/>
      <text:p text:style-name="P1"><text:span text:style-name="T1">A smoki? Czy one też nie stawiły oporu? Nie chce mi się wierzyć, że jakiś tam demon przychodzi i wysysa magię ze smoków, a one mu na to pozwalają. Jeśli natomiast uznamy, że Tirek był niezainteresowany smoczą mocą, to wtedy mógłby się trochę zdziwić, jakby smoki się zbuntowały lub zacząłby nad nimi próbować dominować.</text:span></text:p>
      <text:p text:style-name="P1"/>
      <text:p text:style-name="P7">[05]</text:p>
      <text:p text:style-name="P1"/>
      <text:p text:style-name="P1"><text:span text:style-name="T5">Problem jedenasty:</text:span><text:span text:style-name="T1"> znaczek Luny i ad hoc przekazanie magii.</text:span></text:p>
      <text:p text:style-name="P1"/>
      <text:p text:style-name="P1"><text:span text:style-name="T1">Luna pod oddaniu magii nadal ma na boku plamy nocnego nieba. Można to zwalić na błąd w animacji, ponieważ byłoby to zdecydowanie dziwne umaszczenie. Co więcej, na wszystkich zabawkach, wyszczególniony znaczek Luny to księżyc razem z plamami. Po utracie magii wyjątkowe cechy księżniczek, jak falujące grzywy czy gwiazdki w grzywie Luny znikły. I dobrze. A plamy zostały.</text:span></text:p>
      <text:p text:style-name="P1"/>
      <text:p text:style-name="P1"><text:span text:style-name="T1">Kontrowersyjne wydaje się też, że księżniczki oddały całą tę swoją potężną, majestatyczną i czyniącą j</text:span><text:span text:style-name="T2">e</text:span><text:span text:style-name="T1"> kucykami magię... ot tak. To może jednak to nie jest takie wyjątkowe i potężne? A jeśli jest, to może nie dotyczy lotu i siły ziemskich kucyków?</text:span></text:p>
      <text:p text:style-name="P1"/>
      <text:p text:style-name="P1"><text:span text:style-name="T1">Jak dla mnie brakuje konsekwencji.</text:span></text:p>
      <text:p text:style-name="P1"/>
      <text:p text:style-name="P1"><text:span text:style-name="T5">Chciałbym tutaj też umieścić kilka uwag nadesłanych przez Skrzynka. W kilku miejscach dodam własny komentarz:</text:span></text:p>
      <text:p text:style-name="P1"/>
      <text:p text:style-name="P1"><text:soft-page-break/></text:p>
      <text:p text:style-name="P1"><text:span text:style-name="T1">1. Małe, ale jednak </text:span><text:span text:style-name="T6">–</text:span><text:span text:style-name="T1"> Tirek, unosząc MAGIĄ klatkę z Mane5 (oraz Spike'iem) oraz wysysając z nich moce, nie miał między rogami kuli energii obecnej wszędzie indziej w takich sytuacjach.</text:span></text:p>
      <text:p text:style-name="P1"/>
      <text:p text:style-name="P1"><text:span text:style-name="T1">2. Mane5 (oraz Spike i Discord), a potem także Twilight zupełnie bez powodu mają normalne oczy, pomimo że cała reszta wyssanych </text:span><text:span text:style-name="T6">–</text:span><text:span text:style-name="T1"> nie. Czy to znaczy, że ich magia już częściowo się zregenerowała? Czy ich znaczki także z czasem by się pojawiły?</text:span></text:p>
      <text:p text:style-name="P2"/>
      <text:p text:style-name="P4"><text:span text:style-name="T1">A może jest to zwyczajna niekonsekwencja twórców, którzy chcieli, by kucułeczki ładnie im wyglądały podczas ostatnich scen? Pozostawiam to do oceny indywidualnej.</text:span></text:p>
      <text:p text:style-name="P1"/>
      <text:p text:style-name="P1"><text:span text:style-name="T1">3. To, jak bardzo urósł Tirek po wchłonięciu magii Mane5 (oraz Spike'a), a potem Discorda, pozostawia mnie w sporej konfuzji. Jak to jest, że nasz draconequus aka BÓG CHAOSU (przynajmniej niektórzy go tak zwą) jest mniejszą pożywką wzrostową niż magia </text:span><text:span text:style-name="T2">sześciu</text:span><text:span text:style-name="T1"> definitywnie nie aż tak potężnych stworzeń? A może magia chaosu jest zwyczajnie mało kaloryczna albo organizm Tireka nie umiał jej prawidłowo przyswoić? Zastanawiające...</text:span></text:p>
      <text:p text:style-name="P1"/>
      <text:p text:style-name="P1"><text:span text:style-name="T1">Ale żeby była jasność </text:span><text:span text:style-name="T6">–</text:span><text:span text:style-name="T1"> możliwe, że nie jest to błąd, a informacja od twórców o olbrzymim potencjale. Co, jeśli magia Discorda polega głównie na zaburzaniu jakimś trickiem przepływu entropii, by stworzyć, co mu się żywnie spodoba</text:span><text:span text:style-name="T2">,</text:span><text:span text:style-name="T1"> przy MINIMALNYM wkładzie własnym? Równie dobrze fiki, w których moc draconequusa zależy od tego, ile dysharmonii panoszy się po okolicy, mogą również okazać się prawdziwe. A może... MOŻE to Mane6 są takie potężne, nie tylko Twilight? Pomyślmy o tym </text:span><text:span text:style-name="T6">–</text:span><text:span text:style-name="T1"> Rarity jest w stanie wywołać gigantyczne anomalie pogodowe, Rainbow Dash w lataniu niemal nie ma sobie równych, Applejack dysponuje pokaźną siłą, Pinkie Pie może zaś zakrzywiać fizykę dzięki jakiejś formie magii dostępnej dla kucyków ziemnych (pamiętajmy, że skoro siła i latanie to forma magii, to równie dobrze może być to i trzymanie rzeczy w kopytach lub chodzenie po ścianach, jak w przypadku PP). Spike to osobny temat </text:span><text:span text:style-name="T6">–</text:span><text:span text:style-name="T1"> potrafi wytworzyć na zawołanie ogromne ilości ognia (</text:span><text:span text:style-name="T3">Equestria Games</text:span><text:span text:style-name="T1">), rozkruszać kamienie szlachetne zębami, przesyłać magicznie listy, jego łuski mogą wytrzymać kąpiele w lawie, a także, zależnie od poziomu pychy, umie stać się nawet odpowiednikiem smoczej Godzilli... </text:span></text:p>
      <text:p text:style-name="P2"/>
      <text:p text:style-name="P4"><text:span text:style-name="T1">Czyżbyśmy przez cały ten czas nie doceniali potęgi, jaka spała na niepozornym psim posłaniu w bibliotece Twilight? [also, "RIP – Golden Oak's Library, 2010-2014"(w tle muzyka z Titanica)].</text:span></text:p>
      <text:p text:style-name="P5"/>
      <text:p text:style-name="P4"><text:span text:style-name="T1">SPIDI: </text:span><text:span text:style-name="T2">N</text:span><text:span text:style-name="T1">o właśnie. W serialu nieraz mieliśmy przykłady zaburzenia tej „magicznej równowagi”, czyli jednorożce pomagały Applejack na farmie, Rarity kontrolowała pogodę i tak dalej. Owszem, możemy to zwalić na zamianę talentów. Ale wtedy wychodzi, że wystarczy jedno zaklęcie, aby pegaz stał się jednorożcem i odwrotnie! Czy to nie jest OP? Twilight nieświadomie zrobiła z Rarity pegaza! A zatem jakby poćwiczyła, to może zrobiłaby z każdej przyjaciółki prawdziwego alicorna?!</text:span></text:p>
      <text:p text:style-name="P5"/>
      <text:p text:style-name="P4"><text:span text:style-name="T1">Jeśli uznamy, że te wszystkie fajne cechy kucyków to tylko i wyłącznie magia, to faktycznie robi się problem. Każda akcja jest przepływem magicznej energii... i czym właściwie jest magia? Wszystkim? Jak zauważył </text:span><text:span text:style-name="T2">S</text:span><text:span text:style-name="T1">krzynek, czy trzymanie przedmiotów kopytami to też zaklęcia?</text:span></text:p>
      <text:p text:style-name="P5"/>
      <text:p text:style-name="P4"><text:span text:style-name="T1">Jestem zdecydowanym zwolennikiem starej teorii. Tam magiczne były ściśle określone procesy, takie jak chodzenie po chmurach, a nie... życie samo w sobie.</text:span></text:p>
      <text:p text:style-name="P5"><text:soft-page-break/></text:p>
      <text:p text:style-name="P4"><text:span text:style-name="T1">Co do Spike’a, to tutaj rozsądek nakazywałby zwalić wszystko na jego smocz</text:span><text:span text:style-name="T2">ą</text:span><text:span text:style-name="T1"> naturę... która też jest wyłącznie magiczna?! Oby nie, oby nie...</text:span></text:p>
      <text:p text:style-name="P5"/>
      <text:p text:style-name="P1"><text:span text:style-name="T1">Wracamy do Skrzynka:</text:span></text:p>
      <text:p text:style-name="P1"/>
      <text:p text:style-name="P4"><text:span text:style-name="T1">Tyle że nie każdy jest takim fanem teorii spiskowych na temat mechaniki działania magii w Equestrii jak ja. I tacy Bronies mają pełne prawo uznać omawianą różnicę w przyroście wzrostu Tireka za karygodn</text:span><text:span text:style-name="T2">e</text:span><text:span text:style-name="T1"> niedopatrzenie twórców. Your choise...</text:span></text:p>
      <text:p text:style-name="P1"/>
      <text:p text:style-name="P1"><text:span text:style-name="T1">4. CHOLERNE SPOTKANIE TIREKA Z KSIĘŻNICZKAMI! Dlaczego, pytam się, nikt tego nie widzi?!</text:span></text:p>
      <text:p text:style-name="P2"/>
      <text:p text:style-name="P4"><text:span text:style-name="T2">D</text:span><text:span text:style-name="T1">iscord przyłącza się do Tireka, przez co, jak twierdzi Celestia, staje się niemożliwy do powstrzymania przez połączoną moc czterech Alicornów (gdyby nasz centauro-minotaur był sam, włączyłbym w to starcie Twilight obok pozostałych Księżniczek). Sugeruje to, że jedynie ze swoim sojusznikiem Tirek stanowi dla nich wątpliwą do pokonania siłę. Tirek powinien o tym wiedzieć. Nie powinien jednak wiedzieć o tym, że Księżniczki oddały swoją moc. Wniosek? Najrozsądniejszym wyjściem jest zaatakowanie trójki alicornów RAZEM z Discordem. A co on robi? Napuszcza go na Canterlot, "by się pobawił", podczas gdy on... idzie na niemal pewną porażkę zadaną przez trzy zbyt potężne dla niego istoty. By twórcy mogli mu zrobić efektowne wejście. Noż...</text:span></text:p>
      <text:p text:style-name="P1"/>
      <text:p text:style-name="P4"><text:span text:style-name="T1">[5 minut przeklinania później]</text:span></text:p>
      <text:p text:style-name="P5"/>
      <text:p text:style-name="P4"><text:span text:style-name="T1">Nie, nie mogę uznać tego za rozsądne działanie, nawet jeśli Tirek był pewien, że wyssie ich moc, zanim go pokonają. Zauważmy, że podczas epickiego (i w jego mniemaniu finałowego) starcia Discord mógłby oberwać równie dobrze jak on, a więc posilony świeżymi, alicornimi mocami łotr powinien móc z wielką łatwością całkowicie wyeliminować (zabijanie nie jest w stylu MLP) niepotrzebnego, zmęczonego/rannego draconequusa.</text:span></text:p>
      <text:p text:style-name="P1"/>
      <text:p text:style-name="P1"><text:span text:style-name="T1">SPIDI: w wielkim skrócie, obie strony wykazały się zerową przewidywalnością taktyczną.</text:span></text:p>
      <text:p text:style-name="P1"/>
      <text:p text:style-name="P1"><text:span text:style-name="T1">Czas na podsumowanie. Odcinek pod względem fabuły był oczywiście bardzo ciekawy i oglądałem go z zapartym tchem. Jednak kiedy już ochłonęliśmy po świetnej piosence księżniczek i tych wyjątkowych wydarzeniach, można podjąć się takiej hiperanalizy, aby nieco obnażyć słabości. To daje ciekawy dystans i pozwala przeżywać oglądanie kucyków </text:span><text:span text:style-name="T2">w</text:span><text:span text:style-name="T1"> innym, ciekawym wymiarze. </text:span></text:p>
      <text:p text:style-name="P2"/>
      <text:p text:style-name="P1"><text:span text:style-name="T1">Sam odcinek był niestety na poziomie wielu fanfików. Fajne pomysły, ale brak konsekwencji i przemyśleń świadczą, że autora trochę to wszystko przerosło. A wystarczyłoby tu i ówdzie pomyśle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4T15:33:18.112000000</dc:date>
    <meta:editing-duration>PT35M37S</meta:editing-duration>
    <meta:document-statistic meta:table-count="0" meta:image-count="0" meta:object-count="0" meta:page-count="6" meta:paragraph-count="87" meta:word-count="2348" meta:character-count="15444" meta:non-whitespace-character-count="13157"/>
  </office:meta>
</office:document-meta>
</file>